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d1d2d3" loext:opacity="100%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d1d2d3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</text:span><text:line-break/><text:span text:style-name="T2">   </text:span><text:span text:style-name="T1">"oldValue":{</text:span><text:line-break/><text:span text:style-name="T2">      </text:span><text:span text:style-name="T1">"createTime":"2022-09-06T07:55:53.891063Z",</text:span><text:line-break/><text:span text:style-name="T2">      </text:span><text:span text:style-name="T1">"fields":{</text:span><text:line-break/><text:span text:style-name="T2">         </text:span><text:span text:style-name="T1">"createdAt":{</text:span><text:line-break/><text:span text:style-name="T2">            </text:span><text:span text:style-name="T1">"timestampValue":"2022-09-06T07:55:53.256Z"</text:span><text:line-break/><text:span text:style-name="T2">         </text:span><text:span text:style-name="T1">},</text:span><text:line-break/><text:span text:style-name="T2">         </text:span><text:span text:style-name="T1">"description":{</text:span><text:line-break/><text:span text:style-name="T2">            </text:span><text:span text:style-name="T1">"nullValue":"None"</text:span><text:line-break/><text:span text:style-name="T2">         </text:span><text:span text:style-name="T1">},</text:span><text:line-break/><text:span text:style-name="T2">         </text:span><text:span text:style-name="T1">"foo":{</text:span><text:line-break/><text:span text:style-name="T2">            </text:span><text:span text:style-name="T1">"stringValue":"foooooooo"</text:span><text:line-break/><text:span text:style-name="T2">         </text:span><text:span text:style-name="T1">},</text:span><text:line-break/><text:span text:style-name="T2">         </text:span><text:span text:style-name="T1">"name":{</text:span><text:line-break/><text:span text:style-name="T2">            </text:span><text:span text:style-name="T1">"stringValue":"prueba todos"</text:span><text:line-break/><text:span text:style-name="T2">         </text:span><text:span text:style-name="T1">},</text:span><text:line-break/><text:span text:style-name="T2">         </text:span><text:span text:style-name="T1">"path":{</text:span><text:line-break/><text:span text:style-name="T2">            </text:span><text:span text:style-name="T1">"stringValue":"clients/q6FvDq3pIxV4sVjE7qZfCTSn9Wx2/InDRPTfN8mczlNCErF3v"</text:span><text:line-break/><text:span text:style-name="T2">         </text:span><text:span text:style-name="T1">},</text:span><text:line-break/><text:span text:style-name="T2">         </text:span><text:span text:style-name="T1">"status":{</text:span><text:line-break/><text:span text:style-name="T2">            </text:span><text:span text:style-name="T1">"stringValue":"imgs_processed_ok"</text:span><text:line-break/><text:span text:style-name="T2">         </text:span><text:span text:style-name="T1">},</text:span><text:line-break/><text:span text:style-name="T2">         </text:span><text:span text:style-name="T1">"updatedAt":{</text:span><text:line-break/><text:span text:style-name="T2">            </text:span><text:span text:style-name="T1">"timestampValue":"2022-09-06T08:03:03.360Z"</text:span><text:line-break/><text:span text:style-name="T2">         </text:span><text:span text:style-name="T1">},</text:span><text:line-break/><text:span text:style-name="T2">         </text:span><text:span text:style-name="T1">"user_id":{</text:span><text:line-break/><text:span text:style-name="T2">            </text:span><text:span text:style-name="T1">"stringValue":"q6FvDq3pIxV4sVjE7qZfCTSn9Wx2"</text:span><text:line-break/><text:span text:style-name="T2">         </text:span><text:span text:style-name="T1">},</text:span><text:line-break/><text:span text:style-name="T2">         </text:span><text:span text:style-name="T1">"zip":{</text:span><text:line-break/><text:span text:style-name="T2">            </text:span><text:span text:style-name="T1">"stringValue":"dataset.zip"</text:span><text:line-break/><text:span text:style-name="T2">         </text:span><text:span text:style-name="T1">}</text:span><text:line-break/><text:span text:style-name="T2">      </text:span><text:span text:style-name="T1">},</text:span><text:line-break/><text:span text:style-name="T2">      </text:span><text:span text:style-name="T1">"name":"projects/mvp-arin/databases/(default)/documents/projects/InDRPTfN8mczlNCErF3v",</text:span><text:line-break/><text:span text:style-name="T2">      </text:span><text:span text:style-name="T1">"updateTime":"2022-09-16T10:57:31.169119Z"</text:span><text:line-break/><text:span text:style-name="T2">   </text:span><text:span text:style-name="T1">},</text:span><text:line-break/><text:span text:style-name="T2">   </text:span><text:span text:style-name="T1">"updateMask":{</text:span><text:line-break/><text:span text:style-name="T2">      </text:span><text:span text:style-name="T1">"fieldPaths":[</text:span><text:line-break/><text:span text:style-name="T2">         </text:span><text:span text:style-name="T1">"foo"</text:span><text:line-break/><text:span text:style-name="T2">      </text:span><text:span text:style-name="T1">]</text:span><text:line-break/><text:span text:style-name="T2">   </text:span><text:span text:style-name="T1">},</text:span><text:line-break/><text:span text:style-name="T2">   </text:span><text:span text:style-name="T1">"value":{</text:span><text:line-break/><text:span text:style-name="T2">      </text:span><text:span text:style-name="T1">"createTime":"2022-09-06T07:55:53.891063Z",</text:span><text:line-break/><text:span text:style-name="T2">      </text:span><text:span text:style-name="T1">"fields":{</text:span><text:line-break/><text:span text:style-name="T2">         </text:span><text:span text:style-name="T1">"createdAt":{</text:span><text:line-break/><text:span text:style-name="T2">            </text:span><text:span text:style-name="T1">"timestampValue":"2022-09-06T07:55:53.256Z"</text:span><text:line-break/><text:span text:style-name="T2">         </text:span><text:span text:style-name="T1">},</text:span><text:line-break/><text:span text:style-name="T2">         </text:span><text:span text:style-name="T1">"description":{</text:span><text:line-break/><text:span text:style-name="T2">            </text:span><text:span text:style-name="T1">"nullValue":"None"</text:span><text:line-break/><text:span text:style-name="T2">         </text:span><text:span text:style-name="T1">},</text:span><text:line-break/><text:span text:style-name="T2">         </text:span><text:span text:style-name="T1">"foo":{</text:span><text:line-break/><text:soft-page-break/><text:span text:style-name="T2">            </text:span><text:span text:style-name="T1">"stringValue":"fooooooooo"</text:span><text:line-break/><text:span text:style-name="T2">         </text:span><text:span text:style-name="T1">},</text:span><text:line-break/><text:span text:style-name="T2">         </text:span><text:span text:style-name="T1">"name":{</text:span><text:line-break/><text:span text:style-name="T2">            </text:span><text:span text:style-name="T1">"stringValue":"prueba todos"</text:span><text:line-break/><text:span text:style-name="T2">         </text:span><text:span text:style-name="T1">},</text:span><text:line-break/><text:span text:style-name="T2">         </text:span><text:span text:style-name="T1">"path":{</text:span><text:line-break/><text:span text:style-name="T2">            </text:span><text:span text:style-name="T1">"stringValue":"clients/q6FvDq3pIxV4sVjE7qZfCTSn9Wx2/InDRPTfN8mczlNCErF3v"</text:span><text:line-break/><text:span text:style-name="T2">         </text:span><text:span text:style-name="T1">},</text:span><text:line-break/><text:span text:style-name="T2">         </text:span><text:span text:style-name="T1">"status":{</text:span><text:line-break/><text:span text:style-name="T2">            </text:span><text:span text:style-name="T1">"stringValue":"imgs_processed_ok"</text:span><text:line-break/><text:span text:style-name="T2">         </text:span><text:span text:style-name="T1">},</text:span><text:line-break/><text:span text:style-name="T2">         </text:span><text:span text:style-name="T1">"updatedAt":{</text:span><text:line-break/><text:span text:style-name="T2">            </text:span><text:span text:style-name="T1">"timestampValue":"2022-09-06T08:03:03.360Z"</text:span><text:line-break/><text:span text:style-name="T2">         </text:span><text:span text:style-name="T1">},</text:span><text:line-break/><text:span text:style-name="T2">         </text:span><text:span text:style-name="T1">"user_id":{</text:span><text:line-break/><text:span text:style-name="T2">            </text:span><text:span text:style-name="T1">"stringValue":"q6FvDq3pIxV4sVjE7qZfCTSn9Wx2"</text:span><text:line-break/><text:span text:style-name="T2">         </text:span><text:span text:style-name="T1">},</text:span><text:line-break/><text:span text:style-name="T2">         </text:span><text:span text:style-name="T1">"zip":{</text:span><text:line-break/><text:span text:style-name="T2">            </text:span><text:span text:style-name="T1">"stringValue":"dataset.zip"</text:span><text:line-break/><text:span text:style-name="T2">         </text:span><text:span text:style-name="T1">}</text:span><text:line-break/><text:span text:style-name="T2">      </text:span><text:span text:style-name="T1">},</text:span><text:line-break/><text:span text:style-name="T2">      </text:span><text:span text:style-name="T1">"name":"projects/mvp-arin/databases/(default)/documents/projects/InDRPTfN8mczlNCErF3v",</text:span><text:line-break/><text:span text:style-name="T2">      </text:span><text:span text:style-name="T1">"updateTime":"2022-09-16T10:57:52.469423Z"</text:span><text:line-break/><text:span text:style-name="T2">   </text:span><text:span text:style-name="T1">}</text:span><text:line-break/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0:31:28.270277030</meta:creation-date>
    <dc:date>2022-09-19T10:34:53.917912931</dc:date>
    <meta:editing-duration>PT3M26S</meta:editing-duration>
    <meta:editing-cycles>1</meta:editing-cycles>
    <meta:document-statistic meta:table-count="0" meta:image-count="0" meta:object-count="0" meta:page-count="2" meta:paragraph-count="1" meta:word-count="77" meta:character-count="2030" meta:non-whitespace-character-count="1315"/>
    <meta:generator>LibreOffice/7.3.5.2$Linux_X86_64 LibreOffice_project/30$Build-2</meta:generator>
  </office:meta>
</office:document-meta>
</file>